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0ea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span text:style-name="T1">Link of latest Mingw: https://sourceforge.net/projects/mingw-w64-dgn/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7T18:19:39.678185650</meta:creation-date>
    <dc:date>2024-12-07T18:23:16.042101342</dc:date>
    <meta:editing-duration>PT3M38S</meta:editing-duration>
    <meta:editing-cycles>1</meta:editing-cycles>
    <meta:generator>LibreOffice/24.2.6.2$Linux_X86_64 LibreOffice_project/420$Build-2</meta:generator>
    <meta:document-statistic meta:table-count="0" meta:image-count="0" meta:object-count="0" meta:page-count="1" meta:paragraph-count="1" meta:word-count="5" meta:character-count="70" meta:non-whitespace-character-count="65"/>
  </office:meta>
</office:document-meta>
</file>